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6.256cm" fo:margin-left="-0.191cm" fo:margin-top="0cm" fo:margin-bottom="0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2.284cm"/>
    </style:style>
    <style:style style:name="Table1.D" style:family="table-column">
      <style:table-column-properties style:column-width="7.8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56cm" fo:margin-left="-0.191cm" fo:margin-top="0cm" fo:margin-bottom="0cm" table:align="left" style:writing-mode="lr-tb"/>
    </style:style>
    <style:style style:name="Table2.A" style:family="table-column">
      <style:table-column-properties style:column-width="1.524cm"/>
    </style:style>
    <style:style style:name="Table2.B" style:family="table-column">
      <style:table-column-properties style:column-width="5.08cm"/>
    </style:style>
    <style:style style:name="Table2.C" style:family="table-column">
      <style:table-column-properties style:column-width="9.6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48cm" fo:margin-left="-0.191cm" fo:margin-top="0cm" fo:margin-bottom="0cm" table:align="left" style:writing-mode="lr-tb"/>
    </style:style>
    <style:style style:name="Table3.A" style:family="table-column">
      <style:table-column-properties style:column-width="5.586cm"/>
    </style:style>
    <style:style style:name="Table3.B" style:family="table-column">
      <style:table-column-properties style:column-width="5.08cm"/>
    </style:style>
    <style:style style:name="Table3.C" style:family="table-column">
      <style:table-column-properties style:column-width="5.0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48cm" fo:margin-left="-0.191cm" fo:margin-top="0cm" fo:margin-bottom="0cm" table:align="left" style:writing-mode="lr-tb"/>
    </style:style>
    <style:style style:name="Table4.A" style:family="table-column">
      <style:table-column-properties style:column-width="1.268cm"/>
    </style:style>
    <style:style style:name="Table4.B" style:family="table-column">
      <style:table-column-properties style:column-width="4.574cm"/>
    </style:style>
    <style:style style:name="Table4.C" style:family="table-column">
      <style:table-column-properties style:column-width="3.3cm"/>
    </style:style>
    <style:style style:name="Table4.D" style:family="table-column">
      <style:table-column-properties style:column-width="6.6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64cm" fo:margin-left="-0.191cm" fo:margin-top="0cm" fo:margin-bottom="0cm" table:align="left" style:writing-mode="lr-tb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4.824cm"/>
    </style:style>
    <style:style style:name="Table5.C" style:family="table-column">
      <style:table-column-properties style:column-width="10.6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be5d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2.293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top="4.763cm" fo:margin-bottom="0.353cm" style:contextual-spacing="false" fo:text-align="center" style:justify-single-word="false"/>
    </style:style>
    <style:style style:name="P3" style:family="paragraph" style:parent-style-name="Standard">
      <style:paragraph-properties fo:margin-top="0.423cm" fo:margin-bottom="0.353cm" style:contextual-spacing="false" fo:text-align="center" style:justify-single-word="false"/>
    </style:style>
    <style:style style:name="P4" style:family="paragraph" style:parent-style-name="Standard">
      <style:paragraph-properties fo:margin-top="0.635cm" fo:margin-bottom="0.353cm" style:contextual-spacing="false" fo:text-align="center" style:justify-single-word="false"/>
    </style:style>
    <style:style style:name="P5" style:family="paragraph" style:parent-style-name="Standard">
      <style:paragraph-properties fo:margin-top="0.141cm" fo:margin-bottom="0.353cm" style:contextual-spacing="false" fo:text-align="center" style:justify-single-word="false"/>
    </style:style>
    <style:style style:name="P6" style:family="paragraph" style:parent-style-name="Standard">
      <style:paragraph-properties fo:margin-top="8.29cm" fo:margin-bottom="0.353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282cm" style:contextual-spacing="false" fo:break-before="page"/>
    </style:style>
    <style:style style:name="P8" style:family="paragraph" style:parent-style-name="Standard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cm" fo:margin-bottom="0.282cm" style:contextual-spacing="false"/>
    </style:style>
    <style:style style:name="P10" style:family="paragraph" style:parent-style-name="Standard">
      <style:paragraph-properties fo:margin-top="0.353cm" fo:margin-bottom="0.212cm" style:contextual-spacing="false"/>
    </style:style>
    <style:style style:name="P11" style:family="paragraph" style:parent-style-name="Standard">
      <style:paragraph-properties fo:margin-left="0cm" fo:margin-top="0cm" fo:margin-bottom="0.035cm" style:contextual-spacing="false">
        <style:tab-stops>
          <style:tab-stop style:position="15.748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.212cm" style:contextual-spacing="false" fo:break-before="page"/>
    </style:style>
    <style:style style:name="P13" style:family="paragraph" style:parent-style-name="Standard">
      <style:paragraph-properties fo:margin-top="0cm" fo:margin-bottom="0cm" style:contextual-spacing="false" fo:line-height="105%" fo:text-align="left" style:justify-single-word="false" fo:orphans="2" fo:widows="2"/>
      <style:text-properties fo:language="en" fo:country="US" style:letter-kerning="false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.212cm" fo:margin-bottom="0.353cm" style:contextual-spacing="false"/>
    </style:style>
    <style:style style:name="P15" style:family="paragraph" style:parent-style-name="Standard">
      <style:paragraph-properties fo:margin-top="0cm" fo:margin-bottom="0.212cm" style:contextual-spacing="false" fo:line-height="115%" fo:text-align="justify" style:justify-single-word="false"/>
    </style:style>
    <style:style style:name="P16" style:family="paragraph" style:parent-style-name="Heading_20_2">
      <style:paragraph-properties fo:margin-top="0.212cm" fo:margin-bottom="0.212cm" style:contextual-spacing="false"/>
    </style:style>
    <style:style style:name="P17" style:family="paragraph" style:parent-style-name="Standard">
      <style:paragraph-properties fo:margin-top="0.071cm" fo:margin-bottom="0.282cm" style:contextual-spacing="false" fo:text-align="center" style:justify-single-word="false"/>
    </style:style>
    <style:style style:name="P18" style:family="paragraph" style:parent-style-name="Heading_20_2">
      <style:paragraph-properties fo:margin-top="0cm" fo:margin-bottom="0.212cm" style:contextual-spacing="false" fo:break-before="page"/>
    </style:style>
    <style:style style:name="P19" style:family="paragraph" style:parent-style-name="Heading_20_3">
      <style:paragraph-properties fo:margin-top="0.212cm" fo:margin-bottom="0.212cm" style:contextual-spacing="false"/>
    </style:style>
    <style:style style:name="P20" style:family="paragraph" style:parent-style-name="Standard">
      <style:paragraph-properties fo:margin-top="0cm" fo:margin-bottom="0.212cm" style:contextual-spacing="false" fo:line-height="115%" fo:text-align="left" style:justify-single-word="false"/>
    </style:style>
    <style:style style:name="P21" style:family="paragraph" style:parent-style-name="CodeLine">
      <style:paragraph-properties fo:margin-left="0.762cm" fo:margin-top="0cm" fo:margin-bottom="0.071cm" style:contextual-spacing="false"/>
    </style:style>
    <style:style style:name="P22" style:family="paragraph" style:parent-style-name="Standard">
      <style:paragraph-properties fo:margin-left="0.762cm" fo:margin-top="0cm" fo:margin-bottom="0.141cm" style:contextual-spacing="false" fo:line-height="110%" fo:text-align="left" style:justify-single-word="false" fo:text-indent="-0.457cm" style:auto-text-indent="false"/>
    </style:style>
    <style:style style:name="P23" style:family="paragraph" style:parent-style-name="Standard">
      <style:paragraph-properties fo:margin-top="0cm" fo:margin-bottom="0.353cm" style:contextual-spacing="false"/>
    </style:style>
    <style:style style:name="T1" style:family="text">
      <style:text-properties fo:color="#ed7d31" loext:opacity="100%" style:font-name="Times New Roman" fo:font-size="14pt" fo:font-style="normal" fo:font-weight="bold" style:font-name-asian="Times New Roman1" style:font-size-asian="14pt" style:font-style-asian="normal" style:font-weight-asian="bold"/>
    </style:style>
    <style:style style:name="T2" style:family="text">
      <style:text-properties fo:color="#c00000" loext:opacity="100%" style:font-name="Times New Roman" fo:font-size="20pt" fo:font-style="normal" fo:font-weight="bold" style:font-name-asian="Times New Roman1" style:font-size-asian="20pt" style:font-style-asian="normal" style:font-weight-asian="bold"/>
    </style:style>
    <style:style style:name="T3" style:family="text">
      <style:text-properties fo:color="#c00000" loext:opacity="100%" style:font-name="Times New Roman" fo:font-size="16pt" fo:font-style="normal" fo:font-weight="bold" style:font-name-asian="Times New Roman1" style:font-size-asian="16pt" style:font-style-asian="normal" style:font-weight-asian="bold"/>
    </style:style>
    <style:style style:name="T4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/>
    </style:style>
    <style:style style:name="T5" style:family="text">
      <style:text-properties style:font-name="Times New Roman" fo:font-size="12pt" fo:font-style="italic" fo:font-weight="normal" style:font-name-asian="Times New Roman1" style:font-size-asian="12pt" style:font-style-asian="italic" style:font-weight-asian="normal"/>
    </style:style>
    <style:style style:name="T6" style:family="text">
      <style:text-properties style:font-name="Times New Roman" fo:font-size="12pt" fo:font-style="normal" fo:font-weight="normal" style:font-name-asian="Times New Roman1" style:font-size-asian="12pt" style:font-style-asian="normal" style:font-weight-asian="normal"/>
    </style:style>
    <style:style style:name="T7" style:family="text">
      <style:text-properties fo:color="#595959" loext:opacity="100%" style:font-name="Times New Roman" fo:font-size="10.5pt" fo:font-style="italic" fo:font-weight="normal" style:font-name-asian="Times New Roman1" style:font-size-asian="10.5pt" style:font-style-asian="italic" style:font-weight-asian="normal"/>
    </style:style>
    <style:style style:name="T8" style:family="text">
      <style:text-properties style:font-name="Times New Roman" fo:font-size="12pt" style:font-name-asian="Times New Roman1" style:font-size-asian="12pt" style:font-size-complex="12pt"/>
    </style:style>
    <style:style style:name="T9" style:family="text">
      <style:text-properties fo:color="#c00000" loext:opacity="100%" style:font-name="Times New Roman" fo:font-size="14pt" fo:font-style="normal" fo:font-weight="bold" style:font-name-asian="Times New Roman1" style:font-size-asian="14pt" style:font-style-asian="normal" style:font-weight-asian="bold"/>
    </style:style>
    <style:style style:name="T10" style:family="text">
      <style:text-properties style:font-name="Times New Roman" fo:font-size="10.5pt" fo:font-style="normal" fo:font-weight="bold" style:font-name-asian="Times New Roman1" style:font-size-asian="10.5pt" style:font-style-asian="normal" style:font-weight-asian="bold"/>
    </style:style>
    <style:style style:name="T11" style:family="text">
      <style:text-properties style:font-name="Times New Roman" fo:font-size="10.5pt" fo:font-style="normal" fo:font-weight="normal" style:font-name-asian="Times New Roman1" style:font-size-asian="10.5pt" style:font-style-asian="normal" style:font-weight-asian="normal"/>
    </style:style>
    <style:style style:name="T12" style:family="text">
      <style:text-properties style:font-name="Times New Roman" fo:font-size="11pt" fo:font-style="italic" fo:font-weight="normal" style:font-name-asian="Times New Roman1" style:font-size-asian="11pt" style:font-style-asian="italic" style:font-weight-asian="normal"/>
    </style:style>
    <style:style style:name="T13" style:family="text">
      <style:text-properties fo:color="#000000" loext:opacity="100%" style:font-name="Times New Roman" fo:font-size="12pt" fo:font-style="normal" fo:font-weight="bold" style:font-name-asian="Times New Roman1" style:font-size-asian="12pt" style:font-style-asian="normal" style:font-weight-asian="bold"/>
    </style:style>
    <style:style style:name="T14" style:family="text">
      <style:text-properties style:font-name="Times New Roman" fo:font-size="11pt" fo:font-style="normal" fo:font-weight="normal" style:font-name-asian="Times New Roman1" style:font-size-asian="11pt" style:font-style-asian="normal" style:font-weight-asian="normal"/>
    </style:style>
    <style:style style:name="T15" style:family="text">
      <style:text-properties style:font-name="Courier New" fo:font-size="10.5pt" fo:font-style="normal" fo:font-weight="normal" style:font-name-asian="Courier New1" style:font-size-asian="10.5pt" style:font-style-asian="normal" style:font-weight-asian="normal"/>
    </style:style>
    <style:style style:name="T16" style:family="text">
      <style:text-properties fo:color="#595959" loext:opacity="100%" style:font-name="Times New Roman" fo:font-size="12pt" fo:font-style="italic" fo:font-weight="normal" style:font-name-asian="Times New Roman1" style:font-size-asian="12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PT UNIVERSITY</text:span></text:p>
      <text:p text:style-name="P2"><text:span text:style-name="T2">CAPSTONE PROJECT REPORT</text:span></text:p>
      <text:p text:style-name="P3"><text:span text:style-name="T3">Report 6 - Software User Guides</text:span></text:p>
      <text:p text:style-name="P4"><text:span text:style-name="T4">InterDev Platform</text:span></text:p>
      <text:p text:style-name="P5"><text:span text:style-name="T5">Client - Broker - Freelancer Collaboration System</text:span></text:p>
      <text:p text:style-name="P6"><text:span text:style-name="T6">- Ho Chi Minh City, April 2026 -</text:span></text:p>
      <text:p text:style-name="Standard"/>
      <text:p text:style-name="P7"><text:span text:style-name="T3">Table of Contents</text:span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Right click the table and choose Update Field.</text:p>
        </text:index-body>
      </text:table-of-content>
      <text:p text:style-name="P9"><text:span text:style-name="T7">Add new Web Feature items as Heading 4 under section 3.3, then right click the table and choose Update Field.</text:span></text:p>
      <text:p text:style-name="Standard"/>
      <text:p text:style-name="P10"><text:span text:style-name="T3">Table of Tables</text:span></text:p>
      <text:p text:style-name="P11"><text:a xlink:type="simple" xlink:href="#tbl_deliverable_package" text:style-name="ListLabel_20_10" text:visited-style-name="ListLabel_20_10"><text:span text:style-name="T8">Table 1: Deliverable Package</text:span></text:a><text:span text:style-name="T6"><text:tab/>4</text:span></text:p>
      <text:p text:style-name="P11"><text:a xlink:type="simple" xlink:href="#tbl_hardware_requirements" text:style-name="ListLabel_20_10" text:visited-style-name="ListLabel_20_10"><text:span text:style-name="T8">Table 2: Hardware Requirements</text:span></text:a><text:span text:style-name="T6"><text:tab/>5</text:span></text:p>
      <text:p text:style-name="P11"><text:a xlink:type="simple" xlink:href="#tbl_software_requirements" text:style-name="ListLabel_20_10" text:visited-style-name="ListLabel_20_10"><text:span text:style-name="T8">Table 3: Software Requirements</text:span></text:a><text:span text:style-name="T6"><text:tab/>5</text:span></text:p>
      <text:p text:style-name="Standard"/>
      <text:p text:style-name="P10"><text:span text:style-name="T3">Table of Figures</text:span></text:p>
      <text:p text:style-name="P11"><text:a xlink:type="simple" xlink:href="#sec_user_manual" text:style-name="ListLabel_20_10" text:visited-style-name="ListLabel_20_10"><text:span text:style-name="T8">Figure placeholders for User Manual screenshots</text:span></text:a><text:span text:style-name="T6"><text:tab/>7</text:span></text:p>
      <text:p text:style-name="Standard"/>
      <text:h text:style-name="P12" text:outline-level="1"><text:bookmark-start text:name="sec_record_of_changes"/><text:span text:style-name="T9">I. Record of Changes</text:span><text:bookmark-end text:name="sec_record_of_changes"/>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3"><text:span text:style-name="T10">Date</text:span></text:p>
          </table:table-cell>
          <table:table-cell table:style-name="Table1.A1" office:value-type="string">
            <text:p text:style-name="P13"><text:span text:style-name="T10">A*, M, D</text:span></text:p>
          </table:table-cell>
          <table:table-cell table:style-name="Table1.A1" office:value-type="string">
            <text:p text:style-name="P13"><text:span text:style-name="T10">In charge</text:span></text:p>
          </table:table-cell>
          <table:table-cell table:style-name="Table1.A1" office:value-type="string">
            <text:p text:style-name="P13"><text:span text:style-name="T10">Change Description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1">03/04/2026</text:span></text:p>
          </table:table-cell>
          <table:table-cell table:style-name="Table1.A1" office:value-type="string">
            <text:p text:style-name="P13"><text:span text:style-name="T11">A</text:span></text:p>
          </table:table-cell>
          <table:table-cell table:style-name="Table1.A1" office:value-type="string">
            <text:p text:style-name="P13"><text:span text:style-name="T11">Documentation</text:span></text:p>
          </table:table-cell>
          <table:table-cell table:style-name="Table1.A1" office:value-type="string">
            <text:p text:style-name="P13"><text:span text:style-name="T11">Created a Software User Guides document aligned with the current InterDev repository scope.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14"><text:span text:style-name="T12">*A - Added <text:s text:c="3"/>M - Modified <text:s text:c="3"/>D - Deleted</text:span></text:p>
      <text:p text:style-name="Standard"/>
      <text:h text:style-name="P12" text:outline-level="1"><text:bookmark-start text:name="sec_release_package"/><text:span text:style-name="T9">II. Release Package &amp; User Guides</text:span><text:bookmark-end text:name="sec_release_package"/></text:h>
      <text:p text:style-name="P15"><text:span text:style-name="T6">InterDev is a multi-role collaboration platform that connects clients, brokers, freelancers, staff, and administrators. The current repository scope includes authentication, role-based dashboards, request wizard workflows, AI matching, trust profile and review features, KYC verification, subscriptions, payments, disputes and hearings, project workspace, chat, notifications, calendar support, and administrative management.</text:span></text:p>
      <text:h text:style-name="P16" text:outline-level="2"><text:bookmark-start text:name="sec_deliverable_package"/><text:span text:style-name="T13">1. Deliverable Package</text:span><text:bookmark-end text:name="sec_deliverable_package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10">No.</text:span></text:p>
          </table:table-cell>
          <table:table-cell table:style-name="Table2.A1" office:value-type="string">
            <text:p text:style-name="P13"><text:span text:style-name="T10">Deliverable Item</text:span></text:p>
          </table:table-cell>
          <table:table-cell table:style-name="Table2.A1" office:value-type="string">
            <text:p text:style-name="P13"><text:span text:style-name="T10">Description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1">1</text:span></text:p>
          </table:table-cell>
          <table:table-cell table:style-name="Table2.A1" office:value-type="string">
            <text:p text:style-name="P13"><text:span text:style-name="T11">Source Codes</text:span></text:p>
          </table:table-cell>
          <table:table-cell table:style-name="Table2.A1" office:value-type="string">
            <text:p text:style-name="P13"><text:span text:style-name="T11">client/ - React 19 + Vite web application<text:line-break/>server/ - NestJS 11 API and realtime backend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1">2</text:span></text:p>
          </table:table-cell>
          <table:table-cell table:style-name="Table2.A1" office:value-type="string">
            <text:p text:style-name="P13"><text:span text:style-name="T11">Database Assets</text:span></text:p>
          </table:table-cell>
          <table:table-cell table:style-name="Table2.A1" office:value-type="string">
            <text:p text:style-name="P13"><text:span text:style-name="T11">TypeORM entities, SQL/TS seed scripts, and PostgreSQL/Supabase runtime configuration under server/src/database.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1">3</text:span></text:p>
          </table:table-cell>
          <table:table-cell table:style-name="Table2.A1" office:value-type="string">
            <text:p text:style-name="P13"><text:span text:style-name="T11">Configuration Templates</text:span></text:p>
          </table:table-cell>
          <table:table-cell table:style-name="Table2.A1" office:value-type="string">
            <text:p text:style-name="P13"><text:span text:style-name="T11">server/.env.example and client/.env.example for backend, frontend, payment, auth, and storage setup.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1">4</text:span></text:p>
          </table:table-cell>
          <table:table-cell table:style-name="Table2.A1" office:value-type="string">
            <text:p text:style-name="P13"><text:span text:style-name="T11">Supporting Documents</text:span></text:p>
          </table:table-cell>
          <table:table-cell table:style-name="Table2.A1" office:value-type="string">
            <text:p text:style-name="P13"><text:span text:style-name="T11">Backend guide, module READMEs, architecture notes, dispute/payment documents, and implementation references.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1">5</text:span></text:p>
          </table:table-cell>
          <table:table-cell table:style-name="Table2.A1" office:value-type="string">
            <text:p text:style-name="P13"><text:span text:style-name="T11">Software User Guides</text:span></text:p>
          </table:table-cell>
          <table:table-cell table:style-name="Table2.A1" office:value-type="string">
            <text:p text:style-name="P13"><text:span text:style-name="T11">InterDev-Report6-Software-User-Guides.docx (this document).</text:span></text:p>
          </table:table-cell>
        </table:table-row>
      </table:table>
      <text:p text:style-name="P17"><text:bookmark-start text:name="tbl_deliverable_package"/><text:span text:style-name="T14">Table 1: Deliverable Package</text:span><text:bookmark-end text:name="tbl_deliverable_package"/></text:p>
      <text:p text:style-name="Standard"/>
      <text:h text:style-name="P18" text:outline-level="2"><text:bookmark-start text:name="sec_installation_guides"/><text:span text:style-name="T13">2. Installation Guides</text:span><text:bookmark-end text:name="sec_installation_guides"/></text:h>
      <text:h text:style-name="P16" text:outline-level="2"><text:bookmark-start text:name="sec_system_requirements"/><text:span text:style-name="T13">2.1 System Requirements</text:span><text:bookmark-end text:name="sec_system_requirements"/></text:h>
      <text:h text:style-name="P19" text:outline-level="3"><text:span text:style-name="T13">2.1.1 Hardware 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10">Name</text:span></text:p>
          </table:table-cell>
          <table:table-cell table:style-name="Table3.A1" office:value-type="string">
            <text:p text:style-name="P13"><text:span text:style-name="T10">Minimum Required</text:span></text:p>
          </table:table-cell>
          <table:table-cell table:style-name="Table3.A1" office:value-type="string">
            <text:p text:style-name="P13"><text:span text:style-name="T10">Recommended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Operating System</text:span></text:p>
          </table:table-cell>
          <table:table-cell table:style-name="Table3.A1" office:value-type="string">
            <text:p text:style-name="P13"><text:span text:style-name="T11">Windows 10, macOS 12, or Ubuntu 22.04 LTS</text:span></text:p>
          </table:table-cell>
          <table:table-cell table:style-name="Table3.A1" office:value-type="string">
            <text:p text:style-name="P13"><text:span text:style-name="T11">Windows 11, macOS 13+, or Ubuntu 22.04+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Computer Processor</text:span></text:p>
          </table:table-cell>
          <table:table-cell table:style-name="Table3.A1" office:value-type="string">
            <text:p text:style-name="P13"><text:span text:style-name="T11">2 cores, 2.4 GHz</text:span></text:p>
          </table:table-cell>
          <table:table-cell table:style-name="Table3.A1" office:value-type="string">
            <text:p text:style-name="P13"><text:span text:style-name="T11">4 cores, 3.0 GHz or higher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Computer Memory</text:span></text:p>
          </table:table-cell>
          <table:table-cell table:style-name="Table3.A1" office:value-type="string">
            <text:p text:style-name="P13"><text:span text:style-name="T11">8 GB RAM</text:span></text:p>
          </table:table-cell>
          <table:table-cell table:style-name="Table3.A1" office:value-type="string">
            <text:p text:style-name="P13"><text:span text:style-name="T11">16 GB RAM or more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Storage Space</text:span></text:p>
          </table:table-cell>
          <table:table-cell table:style-name="Table3.A1" office:value-type="string">
            <text:p text:style-name="P13"><text:span text:style-name="T11">10 GB free disk space</text:span></text:p>
          </table:table-cell>
          <table:table-cell table:style-name="Table3.A1" office:value-type="string">
            <text:p text:style-name="P13"><text:span text:style-name="T11">20 GB SSD or more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Network</text:span></text:p>
          </table:table-cell>
          <table:table-cell table:style-name="Table3.A1" office:value-type="string">
            <text:p text:style-name="P13"><text:span text:style-name="T11">Stable internet connection</text:span></text:p>
          </table:table-cell>
          <table:table-cell table:style-name="Table3.A1" office:value-type="string">
            <text:p text:style-name="P13"><text:span text:style-name="T11">Broadband internet connection</text:span></text:p>
          </table:table-cell>
        </table:table-row>
      </table:table>
      <text:p text:style-name="P17"><text:bookmark-start text:name="tbl_hardware_requirements"/><text:span text:style-name="T14">Table 2: Hardware Requirements</text:span><text:bookmark-end text:name="tbl_hardware_requirements"/></text:p>
      <text:h text:style-name="P19" text:outline-level="3"><text:span text:style-name="T13">2.1.2 Software Requirement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<text:span text:style-name="T10">No.</text:span></text:p>
          </table:table-cell>
          <table:table-cell table:style-name="Table4.A1" office:value-type="string">
            <text:p text:style-name="P13"><text:span text:style-name="T10">Name</text:span></text:p>
          </table:table-cell>
          <table:table-cell table:style-name="Table4.A1" office:value-type="string">
            <text:p text:style-name="P13"><text:span text:style-name="T10">Version</text:span></text:p>
          </table:table-cell>
          <table:table-cell table:style-name="Table4.A1" office:value-type="string">
            <text:p text:style-name="P13"><text:span text:style-name="T10">Description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1</text:span></text:p>
          </table:table-cell>
          <table:table-cell table:style-name="Table4.A1" office:value-type="string">
            <text:p text:style-name="P13"><text:span text:style-name="T11">Web browser</text:span></text:p>
          </table:table-cell>
          <table:table-cell table:style-name="Table4.A1" office:value-type="string">
            <text:p text:style-name="P13"><text:span text:style-name="T11">Latest</text:span></text:p>
          </table:table-cell>
          <table:table-cell table:style-name="Table4.A1" office:value-type="string">
            <text:p text:style-name="P13"><text:span text:style-name="T11">Use Chrome, Firefox, or Microsoft Edge to access and validate the web system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2</text:span></text:p>
          </table:table-cell>
          <table:table-cell table:style-name="Table4.A1" office:value-type="string">
            <text:p text:style-name="P13"><text:span text:style-name="T11">Node.js</text:span></text:p>
          </table:table-cell>
          <table:table-cell table:style-name="Table4.A1" office:value-type="string">
            <text:p text:style-name="P13"><text:span text:style-name="T11">20 LTS+</text:span></text:p>
          </table:table-cell>
          <table:table-cell table:style-name="Table4.A1" office:value-type="string">
            <text:p text:style-name="P13"><text:span text:style-name="T11">Required to run both the frontend and backend applications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3</text:span></text:p>
          </table:table-cell>
          <table:table-cell table:style-name="Table4.A1" office:value-type="string">
            <text:p text:style-name="P13"><text:span text:style-name="T11">Yarn</text:span></text:p>
          </table:table-cell>
          <table:table-cell table:style-name="Table4.A1" office:value-type="string">
            <text:p text:style-name="P13"><text:span text:style-name="T11">1.22.x</text:span></text:p>
          </table:table-cell>
          <table:table-cell table:style-name="Table4.A1" office:value-type="string">
            <text:p text:style-name="P13"><text:span text:style-name="T11">Install dependencies and execute project scripts defined in package.json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4</text:span></text:p>
          </table:table-cell>
          <table:table-cell table:style-name="Table4.A1" office:value-type="string">
            <text:p text:style-name="P13"><text:span text:style-name="T11">PostgreSQL / Supabase PostgreSQL</text:span></text:p>
          </table:table-cell>
          <table:table-cell table:style-name="Table4.A1" office:value-type="string">
            <text:p text:style-name="P13"><text:span text:style-name="T11">Compatible service</text:span></text:p>
          </table:table-cell>
          <table:table-cell table:style-name="Table4.A1" office:value-type="string">
            <text:p text:style-name="P13"><text:span text:style-name="T11">Primary transactional database used by the NestJS backend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5</text:span></text:p>
          </table:table-cell>
          <table:table-cell table:style-name="Table4.A1" office:value-type="string">
            <text:p text:style-name="P13"><text:span text:style-name="T11">Redis</text:span></text:p>
          </table:table-cell>
          <table:table-cell table:style-name="Table4.A1" office:value-type="string">
            <text:p text:style-name="P13"><text:span text:style-name="T11">Optional</text:span></text:p>
          </table:table-cell>
          <table:table-cell table:style-name="Table4.A1" office:value-type="string">
            <text:p text:style-name="P13"><text:span text:style-name="T11">Recommended for Redis-backed Socket.IO or advanced local integration scenarios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6</text:span></text:p>
          </table:table-cell>
          <table:table-cell table:style-name="Table4.A1" office:value-type="string">
            <text:p text:style-name="P13"><text:span text:style-name="T11">Visual Studio Code</text:span></text:p>
          </table:table-cell>
          <table:table-cell table:style-name="Table4.A1" office:value-type="string">
            <text:p text:style-name="P13"><text:span text:style-name="T11">Latest</text:span></text:p>
          </table:table-cell>
          <table:table-cell table:style-name="Table4.A1" office:value-type="string">
            <text:p text:style-name="P13"><text:span text:style-name="T11">Recommended code editor for development and maintenance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7</text:span></text:p>
          </table:table-cell>
          <table:table-cell table:style-name="Table4.A1" office:value-type="string">
            <text:p text:style-name="P13"><text:span text:style-name="T11">Git</text:span></text:p>
          </table:table-cell>
          <table:table-cell table:style-name="Table4.A1" office:value-type="string">
            <text:p text:style-name="P13"><text:span text:style-name="T11">2.x+</text:span></text:p>
          </table:table-cell>
          <table:table-cell table:style-name="Table4.A1" office:value-type="string">
            <text:p text:style-name="P13"><text:span text:style-name="T11">Clone, version, and maintain the source repository.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11">8</text:span></text:p>
          </table:table-cell>
          <table:table-cell table:style-name="Table4.A1" office:value-type="string">
            <text:p text:style-name="P13"><text:span text:style-name="T11">SSL certificate generation</text:span></text:p>
          </table:table-cell>
          <table:table-cell table:style-name="Table4.A1" office:value-type="string">
            <text:p text:style-name="P13"><text:span text:style-name="T11">Project script</text:span></text:p>
          </table:table-cell>
          <table:table-cell table:style-name="Table4.A1" office:value-type="string">
            <text:p text:style-name="P13"><text:span text:style-name="T11">Generate localhost certificates required by the Vite HTTPS dev server.</text:span></text:p>
          </table:table-cell>
        </table:table-row>
      </table:table>
      <text:p text:style-name="P17"><text:bookmark-start text:name="tbl_software_requirements"/><text:span text:style-name="T14">Table 3: Software Requirements</text:span><text:bookmark-end text:name="tbl_software_requirements"/></text:p>
      <text:p text:style-name="Standard"/>
      <text:h text:style-name="P18" text:outline-level="2"><text:bookmark-start text:name="sec_installation_instruction"/><text:span text:style-name="T13">2.2 Installation Instruction</text:span><text:bookmark-end text:name="sec_installation_instruction"/></text:h>
      <text:p text:style-name="P15"><text:span text:style-name="T6">Use the following setup sequence for a local development or demonstration environment. All commands below are derived from the current repository structure and environment templates.</text:span></text:p>
      <text:p text:style-name="P20"><text:span text:style-name="T6">Step 1: Prepare the required services and repository.</text:span></text:p>
      <text:p text:style-name="P21"><text:span text:style-name="T15">git clone &lt;repository-url&gt;</text:span></text:p>
      <text:p text:style-name="P21"><text:span text:style-name="T15">cd SEP492-Project-main</text:span></text:p>
      <text:p text:style-name="P21"><text:span text:style-name="T15">Install Node.js 20 LTS+, Yarn 1.22.x, and prepare PostgreSQL/Supabase access.</text:span></text:p>
      <text:p text:style-name="P20"><text:span text:style-name="T6">Step 2: Generate local SSL certificates for HTTPS development.</text:span></text:p>
      <text:p text:style-name="P21"><text:span text:style-name="T15">cd server</text:span></text:p>
      <text:p text:style-name="P21"><text:span text:style-name="T15">yarn install</text:span></text:p>
      <text:p text:style-name="P21"><text:span text:style-name="T15">yarn generate:ssl</text:span></text:p>
      <text:p text:style-name="P15"><text:span text:style-name="T5">The frontend Vite configuration reads certificates from server/secrets/public-certificate.pem and server/secrets/private-key.pem.</text:span></text:p>
      <text:p text:style-name="P20"><text:span text:style-name="T6">Step 3: Configure and start the backend.</text:span></text:p>
      <text:p text:style-name="P21"><text:span text:style-name="T15">cp .env.example .env</text:span></text:p>
      <text:p text:style-name="P21"><text:span text:style-name="T15">Update DB_*, JWT_*, SUPABASE_*, SMTP_*, GOOGLE_*, and optional payment keys.</text:span></text:p>
      <text:p text:style-name="P21"><text:span text:style-name="T15">yarn start:dev</text:span></text:p>
      <text:p text:style-name="P15"><text:span text:style-name="T5">Optional backend bootstrap commands: yarn migration:run, yarn seed:domains, yarn seed:admin, or other seed scripts when demo data is required.</text:span></text:p>
      <text:p text:style-name="P20"><text:span text:style-name="T6">Step 4: Configure and start the frontend.</text:span></text:p>
      <text:p text:style-name="P21"><text:span text:style-name="T15">cd ../client</text:span></text:p>
      <text:p text:style-name="P21"><text:span text:style-name="T15">cp .env.example .env</text:span></text:p>
      <text:p text:style-name="P21"><text:span text:style-name="T15">Update VITE_API_URL, VITE_SUPABASE_URL, VITE_SUPABASE_ANON_KEY, and optional reCAPTCHA values.</text:span></text:p>
      <text:p text:style-name="P21"><text:span text:style-name="T15">yarn install</text:span></text:p>
      <text:p text:style-name="P21"><text:span text:style-name="T15">yarn dev</text:span></text:p>
      <text:p text:style-name="P20"><text:span text:style-name="T6">Step 5: Verify the local environment.</text:span></text:p>
      <text:p text:style-name="P21"><text:span text:style-name="T15">Frontend: https://localhost:5173</text:span></text:p>
      <text:p text:style-name="P21"><text:span text:style-name="T15">Backend API: https://localhost:3000</text:span></text:p>
      <text:p text:style-name="P21"><text:span text:style-name="T15">Swagger UI: https://localhost:3000/api-docs</text:span></text:p>
      <text:p text:style-name="P15"><text:span text:style-name="T5">If Redis is not configured locally, keep SOCKET_REDIS_ENABLED=false in the backend environment so the system runs in single-instance mode.</text:span></text:p>
      <text:p text:style-name="Standard"/>
      <text:h text:style-name="P18" text:outline-level="2"><text:bookmark-start text:name="sec_user_manual"/><text:span text:style-name="T13">3. User Manual</text:span><text:bookmark-end text:name="sec_user_manual"/></text:h>
      <text:h text:style-name="P16" text:outline-level="2"><text:bookmark-start text:name="sec_terms_definitions"/><text:span text:style-name="T13">3.1 Terms and definitions</text:span><text:bookmark-end text:name="sec_terms_definitions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<text:span text:style-name="T10">No</text:span></text:p>
          </table:table-cell>
          <table:table-cell table:style-name="Table5.A1" office:value-type="string">
            <text:p text:style-name="P13"><text:span text:style-name="T10">Term and definition</text:span></text:p>
          </table:table-cell>
          <table:table-cell table:style-name="Table5.A1" office:value-type="string">
            <text:p text:style-name="P13"><text:span text:style-name="T10">Description</text:span></text:p>
          </table:table-cell>
        </table:table-row>
        <table:table-row table:style-name="Table5.1">
          <table:table-cell table:style-name="Table5.A2" office:value-type="string">
            <text:p text:style-name="P13"><text:span text:style-name="T11">1</text:span></text:p>
          </table:table-cell>
          <table:table-cell table:style-name="Table5.B2" office:value-type="string">
            <text:p text:style-name="P13"><text:span text:style-name="T11">Administrator</text:span></text:p>
          </table:table-cell>
          <table:table-cell table:style-name="Table5.C2" office:value-type="string">
            <text:p text:style-name="P13"><text:span text:style-name="T11">A privileged user who manages system settings, moderation, user control, finance dashboards, and audit visibility.</text:span></text:p>
          </table:table-cell>
        </table:table-row>
        <table:table-row table:style-name="Table5.1">
          <table:table-cell table:style-name="Table5.A3" office:value-type="string">
            <text:p text:style-name="P13"><text:span text:style-name="T11">2</text:span></text:p>
          </table:table-cell>
          <table:table-cell table:style-name="Table5.B3" office:value-type="string">
            <text:p text:style-name="P13"><text:span text:style-name="T11">Client</text:span></text:p>
          </table:table-cell>
          <table:table-cell table:style-name="Table5.C3" office:value-type="string">
            <text:p text:style-name="P13"><text:span text:style-name="T11">A user who creates project requests, works with brokers or freelancers, funds milestones, and tracks delivery.</text:span></text:p>
          </table:table-cell>
        </table:table-row>
        <table:table-row table:style-name="Table5.1">
          <table:table-cell table:style-name="Table5.A4" office:value-type="string">
            <text:p text:style-name="P13"><text:span text:style-name="T11">3</text:span></text:p>
          </table:table-cell>
          <table:table-cell table:style-name="Table5.B4" office:value-type="string">
            <text:p text:style-name="P13"><text:span text:style-name="T11">Broker</text:span></text:p>
          </table:table-cell>
          <table:table-cell table:style-name="Table5.C4" office:value-type="string">
            <text:p text:style-name="P13"><text:span text:style-name="T11">An intermediary or consultant who reviews requests, builds project specifications, and connects clients with suitable freelancers.</text:span></text:p>
          </table:table-cell>
        </table:table-row>
        <table:table-row table:style-name="Table5.1">
          <table:table-cell table:style-name="Table5.A5" office:value-type="string">
            <text:p text:style-name="P13"><text:span text:style-name="T11">4</text:span></text:p>
          </table:table-cell>
          <table:table-cell table:style-name="Table5.B5" office:value-type="string">
            <text:p text:style-name="P13"><text:span text:style-name="T11">Freelancer</text:span></text:p>
          </table:table-cell>
          <table:table-cell table:style-name="Table5.C5" office:value-type="string">
            <text:p text:style-name="P13"><text:span text:style-name="T11">A delivery-side user who applies for work, joins project workspaces, updates tasks, and completes assigned implementation.</text:span></text:p>
          </table:table-cell>
        </table:table-row>
        <table:table-row table:style-name="Table5.1">
          <table:table-cell table:style-name="Table5.A6" office:value-type="string">
            <text:p text:style-name="P13"><text:span text:style-name="T11">5</text:span></text:p>
          </table:table-cell>
          <table:table-cell table:style-name="Table5.B6" office:value-type="string">
            <text:p text:style-name="P13"><text:span text:style-name="T11">Staff</text:span></text:p>
          </table:table-cell>
          <table:table-cell table:style-name="Table5.C6" office:value-type="string">
            <text:p text:style-name="P13"><text:span text:style-name="T11">An internal operations user who handles assigned queues, hearings, calendars, project support, or leave-related workflows.</text:span></text:p>
          </table:table-cell>
        </table:table-row>
        <table:table-row table:style-name="Table5.1">
          <table:table-cell table:style-name="Table5.A7" office:value-type="string">
            <text:p text:style-name="P13"><text:span text:style-name="T11">6</text:span></text:p>
          </table:table-cell>
          <table:table-cell table:style-name="Table5.B7" office:value-type="string">
            <text:p text:style-name="P13"><text:span text:style-name="T11">Guest</text:span></text:p>
          </table:table-cell>
          <table:table-cell table:style-name="Table5.C7" office:value-type="string">
            <text:p text:style-name="P13"><text:span text:style-name="T11">A visitor who can view public pages or start authentication flows but has not signed in to a role-based workspace.</text:span></text:p>
          </table:table-cell>
        </table:table-row>
        <table:table-row table:style-name="Table5.1">
          <table:table-cell table:style-name="Table5.A8" office:value-type="string">
            <text:p text:style-name="P13"><text:span text:style-name="T11">7</text:span></text:p>
          </table:table-cell>
          <table:table-cell table:style-name="Table5.B8" office:value-type="string">
            <text:p text:style-name="P13"><text:span text:style-name="T11">User</text:span></text:p>
          </table:table-cell>
          <table:table-cell table:style-name="Table5.C8" office:value-type="string">
            <text:p text:style-name="P13"><text:span text:style-name="T11">A general term for any person interacting with the system, including administrator, client, broker, freelancer, staff, and guest.</text:span></text:p>
          </table:table-cell>
        </table:table-row>
      </table:table>
      <text:h text:style-name="P16" text:outline-level="2"><text:bookmark-start text:name="sec_user_system_requirements"/><text:span text:style-name="T13">3.2 System requirements</text:span><text:bookmark-end text:name="sec_user_system_requirements"/></text:h>
      <text:p text:style-name="P20"><text:span text:style-name="T6">For web client:</text:span></text:p>
      <text:p text:style-name="P22"><text:span text:style-name="T6">- Operating system: Windows 10 or later, macOS 12 or later, Ubuntu 22.04 LTS or another modern desktop OS.</text:span></text:p>
      <text:p text:style-name="P22"><text:span text:style-name="T6">- Browser: Latest stable Google Chrome, Microsoft Edge, Mozilla Firefox, or Safari with JavaScript, cookies, and local storage enabled.</text:span></text:p>
      <text:p text:style-name="P22"><text:span text:style-name="T6">- Screen resolution: Minimum 1366 x 768; recommended 1920 x 1080 for dashboard, workspace, and admin screens.</text:span></text:p>
      <text:p text:style-name="P22"><text:span text:style-name="T6">- Internet connection: Stable broadband connection for authentication, realtime chat, notifications, uploads, subscriptions, and payment or dispute workflows.</text:span></text:p>
      <text:p text:style-name="P22"><text:span text:style-name="T6">- Optional devices: A microphone and camera are recommended when hearings, external meeting links, or identity verification steps are involved.</text:span></text:p>
      <text:h text:style-name="P16" text:outline-level="2"><text:bookmark-start text:name="sec_web_feature"/><text:span text:style-name="T13">3.3 Web Feature</text:span><text:bookmark-end text:name="sec_web_feature"/></text:h>
      <text:p text:style-name="P15"><text:span text:style-name="T5">This section is intentionally reserved for project-specific screenshots and step-by-step user instructions.</text:span></text:p>
      <text:p text:style-name="P20"><text:span text:style-name="T16">For items such as 3.3.1, 3.3.2, and 3.3.3, use the Word style Heading 4 so they can be included in the automatic table of content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c00000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size="11pt" fo:font-style="italic" fo:font-weight="bold" style:font-name-asian="ＭＳ ゴシック" style:font-family-asian="'ＭＳ ゴシック'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lef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deLine" style:family="paragraph">
      <style:paragraph-properties fo:margin-top="0cm" fo:margin-bottom="0.353cm" style:contextual-spacing="false" fo:line-height="115%" fo:text-align="left" style:justify-single-word="false" fo:orphans="2" fo:widows="2" style:writing-mode="lr-tb"/>
      <style:text-properties style:font-name="Courier New" fo:font-family="'Courier New'" style:font-family-generic="roman" style:font-pitch="variable" fo:font-size="10.5pt" style:font-name-asian="Courier New1" style:font-family-asian="'Courier New'" style:font-family-generic-asian="system" style:font-pitch-asian="variable" style:font-size-asian="10.5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top="0cm" fo:margin-bottom="0cm" style:contextual-spacing="false" fo:text-align="right" style:justify-single-word="false" fo:padding-left="0cm" fo:padding-right="0cm" fo:padding-top="0.035cm" fo:padding-bottom="0cm" fo:border-left="none" fo:border-right="none" fo:border-top="0.74pt solid #d9d9d9" fo:border-bottom="none"/>
    </style:style>
    <style:style style:name="MT1" style:family="text">
      <style:text-properties fo:color="#595959" loext:opacity="100%" style:font-name="Times New Roman" fo:font-size="10pt" fo:font-style="normal" fo:font-weight="normal" style:font-name-asian="Times New Roman1" style:font-size-asian="10pt" style:font-style-asian="normal" style:font-weight-asian="normal"/>
    </style:style>
    <style:page-layout style:name="Mpm1">
      <style:page-layout-properties fo:page-width="21.001cm" fo:page-height="29.7cm" style:num-format="1" style:print-orientation="portrait" fo:margin-top="2.54cm" fo:margin-bottom="1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pan text:style-name="MT1"><text:s/>| Pag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2.2$MacOSX_AARCH64 LibreOffice_project/1f77d10d6938fd34972958f64b2bcfa54f8b1ba5</meta:generator>
    <meta:document-statistic meta:table-count="5" meta:image-count="0" meta:object-count="0" meta:page-count="7" meta:paragraph-count="171" meta:word-count="908" meta:character-count="6352" meta:non-whitespace-character-count="5609"/>
    <meta:user-defined meta:name="AppVersion">14.0000</meta:user-defined>
    <meta:template xlink:type="simple" xlink:actuate="onRequest" xlink:title="Normal.dotm" xlink:href=""/>
  </office:meta>
</office:document-meta>
</file>